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2pt" officeooo:rsid="000860d8" officeooo:paragraph-rsid="000860d8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860d8" officeooo:paragraph-rsid="000860d8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860d8" officeooo:paragraph-rsid="000860d8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0a475b" officeooo:paragraph-rsid="000a475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60d8" officeooo:paragraph-rsid="000860d8" style:font-size-asian="10.5pt" style:font-weight-asian="normal" style:font-size-complex="12pt" style:font-weight-complex="normal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fffff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gr1" style:family="graphic">
      <style:graphic-properties svg:stroke-width="0.049cm" svg:stroke-color="#000000" draw:marker-start-width="0.427cm" draw:marker-end-width="0.427cm" draw:fill-color="#fffffe" draw:textarea-horizontal-align="justify" draw:textarea-vertical-align="middle" draw:auto-grow-height="false" fo:min-height="0.757cm" fo:min-width="2.233cm" fo:padding-top="0.025cm" fo:padding-bottom="0.025cm" fo:padding-left="0.025cm" fo:padding-right="0.025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удент группы ИС-28 Алияров Р.С.</text:p>
      <text:p text:style-name="P2"/>
      <text:p text:style-name="P3">Практическое занятие №2</text:p>
      <text:p text:style-name="P3"/>
      <text:p text:style-name="P3">Тема:<text:span text:style-name="T1"> Знакомство и работа с IDE PyCharm</text:span></text:p>
      <text:p text:style-name="P5">Community. Построение программ линейной структуры в IDE PyCharm Community.</text:p>
      <text:p text:style-name="P5"/>
      <text:p text:style-name="P3">Цель: <text:span text:style-name="T1">Выработка первичных навыков работы с IDE PyCharm Community, составление</text:span></text:p>
      <text:p text:style-name="P5">программ линейной структуры.</text:p>
      <text:p text:style-name="P3"/>
      <text:p text:style-name="P3">Постановка задачи: <text:span text:style-name="T1"><text:s/>Известно, что X кг конфет стоит A рублей. Определить, сколько</text:span></text:p>
      <text:p text:style-name="P3"><text:span text:style-name="T1">стоит 1 кг и Y кг этих же конфет.</text:span></text:p>
      <text:p text:style-name="P3"><text:span text:style-name="T1"/></text:p>
      <text:p text:style-name="P3"><draw:custom-shape text:anchor-type="paragraph" draw:z-index="0" draw:name="Фигура 1" draw:style-name="gr1" draw:text-style-name="P7" svg:width="2.315cm" svg:height="0.839cm" svg:x="7.387cm" svg:y="0.43cm"><text:p text:style-name="P6"><text:span text:style-name="T2">начало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Блок-схема алгоритма: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4:12:13.217443367</meta:creation-date>
    <dc:date>2024-11-01T14:25:27.141096709</dc:date>
    <meta:editing-duration>PT2M32S</meta:editing-duration>
    <meta:editing-cycles>1</meta:editing-cycles>
    <meta:document-statistic meta:table-count="0" meta:image-count="0" meta:object-count="0" meta:page-count="1" meta:paragraph-count="9" meta:word-count="60" meta:character-count="409" meta:non-whitespace-character-count="357"/>
    <meta:generator>LibreOffice/7.3.7.2$Linux_X86_64 LibreOffice_project/30$Build-2</meta:generator>
  </office:meta>
</office:document-meta>
</file>